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style>
    <style:style style:name="P2" style:family="paragraph" style:parent-style-name="Standard">
      <style:paragraph-properties fo:margin-left="0cm" fo:margin-right="0cm" fo:text-align="justify" style:justify-single-word="false" fo:text-indent="1cm" style:auto-text-indent="false"/>
      <style:text-properties officeooo:paragraph-rsid="00140fd1"/>
    </style:style>
    <style:style style:name="P3" style:family="paragraph" style:parent-style-name="Standard">
      <style:paragraph-properties fo:margin-left="0cm" fo:margin-right="0cm" fo:text-align="justify" style:justify-single-word="false" fo:text-indent="1cm" style:auto-text-indent="false"/>
      <style:text-properties officeooo:paragraph-rsid="0016c1ee"/>
    </style:style>
    <style:style style:name="P4" style:family="paragraph" style:parent-style-name="Standard">
      <style:paragraph-properties fo:margin-left="0cm" fo:margin-right="0cm" fo:text-align="justify" style:justify-single-word="false" fo:text-indent="1cm" style:auto-text-indent="false"/>
      <style:text-properties officeooo:paragraph-rsid="00177298"/>
    </style:style>
    <style:style style:name="P5" style:family="paragraph" style:parent-style-name="Standard">
      <style:paragraph-properties fo:margin-left="0cm" fo:margin-right="0cm" fo:text-align="justify" style:justify-single-word="false" fo:text-indent="1cm" style:auto-text-indent="false"/>
      <style:text-properties officeooo:paragraph-rsid="001acb3b"/>
    </style:style>
    <style:style style:name="P6"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10f9d5" officeooo:paragraph-rsid="0010f9d5" style:font-style-asian="italic" style:font-weight-asian="normal" style:font-style-complex="italic" style:font-weight-complex="normal"/>
    </style:style>
    <style:style style:name="P7"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fo:font-weight="normal" officeooo:rsid="0020b61a" officeooo:paragraph-rsid="0020b61a" style:font-style-asian="italic" style:font-weight-asian="normal" style:font-style-complex="italic" style:font-weight-complex="normal"/>
    </style:style>
    <style:style style:name="P8"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10f9d5" officeooo:paragraph-rsid="0010f9d5" style:font-style-asian="italic" style:font-style-complex="italic"/>
    </style:style>
    <style:style style:name="P9" style:family="paragraph" style:parent-style-name="Standard">
      <style:paragraph-properties fo:margin-left="0cm" fo:margin-right="0cm" fo:text-align="justify" style:justify-single-word="false" fo:text-indent="1cm" style:auto-text-indent="false"/>
      <style:text-properties fo:font-style="italic" style:text-underline-style="solid" style:text-underline-width="auto" style:text-underline-color="font-color" officeooo:rsid="0020b61a" officeooo:paragraph-rsid="0026fb22" style:font-style-asian="italic" style:font-style-complex="italic"/>
    </style:style>
    <style:style style:name="P10"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10f9d5" style:font-style-asian="normal" style:font-weight-asian="normal" style:font-style-complex="normal" style:font-weight-complex="normal"/>
    </style:style>
    <style:style style:name="P11" style:family="paragraph" style:parent-style-name="Standard">
      <style:paragraph-properties fo:margin-left="0cm" fo:margin-right="0cm" fo:text-align="justify" style:justify-single-word="false" fo:text-indent="1cm" style:auto-text-indent="false"/>
      <style:text-properties fo:font-style="normal" style:text-underline-style="none" fo:font-weight="normal" officeooo:rsid="0010f9d5" officeooo:paragraph-rsid="000cacf5" style:font-style-asian="normal" style:font-weight-asian="normal" style:font-style-complex="normal" style:font-weight-complex="normal"/>
    </style:style>
    <style:style style:name="P12" style:family="paragraph" style:parent-style-name="Standard">
      <style:paragraph-properties fo:margin-left="0cm" fo:margin-right="0cm" fo:text-align="justify" style:justify-single-word="false" fo:text-indent="1cm" style:auto-text-indent="false"/>
      <style:text-properties fo:font-style="normal" style:font-style-asian="normal" style:font-style-complex="normal"/>
    </style:style>
    <style:style style:name="P13" style:family="paragraph" style:parent-style-name="Standard">
      <style:paragraph-properties fo:margin-left="0cm" fo:margin-right="0cm" fo:text-align="justify" style:justify-single-word="false" fo:text-indent="1cm" style:auto-text-indent="false"/>
      <style:text-properties fo:font-style="normal" officeooo:paragraph-rsid="001acb3b" style:font-style-asian="normal" style:font-style-complex="normal"/>
    </style:style>
    <style:style style:name="P14" style:family="paragraph" style:parent-style-name="Standard">
      <style:paragraph-properties fo:margin-left="0cm" fo:margin-right="0cm" fo:text-align="justify" style:justify-single-word="false" fo:text-indent="1cm" style:auto-text-indent="false"/>
      <style:text-properties fo:font-style="normal" officeooo:rsid="000f743d" officeooo:paragraph-rsid="000f743d" style:font-style-asian="normal" style:font-style-complex="normal"/>
    </style:style>
    <style:style style:name="P15" style:family="paragraph" style:parent-style-name="Standard">
      <style:paragraph-properties fo:margin-left="0cm" fo:margin-right="0cm" fo:text-align="justify" style:justify-single-word="false" fo:text-indent="1cm" style:auto-text-indent="false"/>
      <style:text-properties fo:font-style="normal" officeooo:rsid="0010f9d5" officeooo:paragraph-rsid="0010f9d5" style:font-style-asian="normal" style:font-style-complex="normal"/>
    </style:style>
    <style:style style:name="P16" style:family="paragraph" style:parent-style-name="Standard">
      <style:paragraph-properties fo:margin-left="0cm" fo:margin-right="0cm" fo:text-align="justify" style:justify-single-word="false" fo:text-indent="1cm" style:auto-text-indent="false"/>
      <style:text-properties fo:font-style="normal" officeooo:rsid="001d9e04" officeooo:paragraph-rsid="001d9e04" style:font-style-asian="normal" style:font-style-complex="normal"/>
    </style:style>
    <style:style style:name="P17" style:family="paragraph" style:parent-style-name="Standard">
      <style:paragraph-properties fo:margin-left="0cm" fo:margin-right="0cm" fo:text-align="justify" style:justify-single-word="false" fo:text-indent="1cm" style:auto-text-indent="false"/>
      <style:text-properties fo:font-style="normal" officeooo:rsid="000cacf5" officeooo:paragraph-rsid="0016c1ee" style:font-style-asian="normal" style:font-style-complex="normal"/>
    </style:style>
    <style:style style:name="P18" style:family="paragraph" style:parent-style-name="Standard">
      <style:paragraph-properties fo:margin-left="0cm" fo:margin-right="0cm" fo:text-align="justify" style:justify-single-word="false" fo:text-indent="1cm" style:auto-text-indent="false"/>
      <style:text-properties fo:font-style="normal" officeooo:rsid="0026fb22" officeooo:paragraph-rsid="0026fb22" style:font-style-asian="normal" style:font-style-complex="normal"/>
    </style:style>
    <style:style style:name="P19" style:family="paragraph" style:parent-style-name="Standard">
      <style:paragraph-properties fo:margin-left="0cm" fo:margin-right="0cm" fo:text-align="justify" style:justify-single-word="false" fo:text-indent="1cm" style:auto-text-indent="false"/>
      <style:text-properties fo:font-style="normal" style:text-underline-style="solid" style:text-underline-width="auto" style:text-underline-color="font-color" fo:font-weight="bold" officeooo:rsid="0010f9d5" officeooo:paragraph-rsid="0010f9d5" style:font-style-asian="normal" style:font-weight-asian="bold" style:font-style-complex="normal" style:font-weight-complex="bold"/>
    </style:style>
    <style:style style:name="P20" style:family="paragraph" style:parent-style-name="Standard">
      <style:paragraph-properties fo:margin-left="0cm" fo:margin-right="0cm" fo:text-align="justify" style:justify-single-word="false" fo:text-indent="1cm" style:auto-text-indent="false"/>
      <style:text-properties fo:font-style="normal" fo:font-weight="normal" officeooo:paragraph-rsid="001acb3b" style:font-style-asian="normal" style:font-weight-asian="normal" style:font-style-complex="normal" style:font-weight-complex="normal"/>
    </style:style>
    <style:style style:name="P21" style:family="paragraph" style:parent-style-name="Standard">
      <style:paragraph-properties fo:margin-left="0cm" fo:margin-right="0cm" fo:text-align="justify" style:justify-single-word="false" fo:text-indent="1cm" style:auto-text-indent="false"/>
      <style:text-properties fo:font-style="normal" fo:font-weight="normal" officeooo:rsid="001f0f9d" officeooo:paragraph-rsid="001f0f9d" style:font-style-asian="normal" style:font-weight-asian="normal" style:font-style-complex="normal" style:font-weight-complex="normal"/>
    </style:style>
    <style:style style:name="P22" style:family="paragraph" style:parent-style-name="Standard">
      <style:paragraph-properties fo:margin-left="0cm" fo:margin-right="0cm" fo:text-align="justify" style:justify-single-word="false" fo:text-indent="1cm" style:auto-text-indent="false"/>
      <style:text-properties style:text-underline-style="solid" style:text-underline-width="auto" style:text-underline-color="font-color" fo:font-weight="bold" style:font-weight-asian="bold" style:font-weight-complex="bold"/>
    </style:style>
    <style:style style:name="P23" style:family="paragraph" style:parent-style-name="Standard">
      <style:paragraph-properties fo:margin-left="0cm" fo:margin-right="0cm" fo:text-align="justify" style:justify-single-word="false" fo:text-indent="1cm" style:auto-text-indent="false"/>
      <style:text-properties officeooo:rsid="000be648"/>
    </style:style>
    <style:style style:name="P24" style:family="paragraph" style:parent-style-name="Standard">
      <style:paragraph-properties fo:margin-left="0cm" fo:margin-right="0cm" fo:text-align="justify" style:justify-single-word="false" fo:text-indent="1cm" style:auto-text-indent="false"/>
      <style:text-properties officeooo:rsid="000cacf5" officeooo:paragraph-rsid="000cacf5"/>
    </style:style>
    <style:style style:name="P25" style:family="paragraph" style:parent-style-name="Standard">
      <style:paragraph-properties fo:margin-left="0cm" fo:margin-right="0cm" fo:text-align="justify" style:justify-single-word="false" fo:text-indent="1cm" style:auto-text-indent="false"/>
      <style:text-properties officeooo:rsid="000f743d" officeooo:paragraph-rsid="000f743d"/>
    </style:style>
    <style:style style:name="P26" style:family="paragraph" style:parent-style-name="Standard">
      <style:paragraph-properties fo:margin-left="0cm" fo:margin-right="0cm" fo:text-align="justify" style:justify-single-word="false" fo:text-indent="1cm" style:auto-text-indent="false"/>
      <style:text-properties officeooo:rsid="001500fd" officeooo:paragraph-rsid="001500fd"/>
    </style:style>
    <style:style style:name="P27" style:family="paragraph" style:parent-style-name="Standard">
      <style:paragraph-properties fo:margin-left="0cm" fo:margin-right="0cm" fo:text-align="justify" style:justify-single-word="false" fo:text-indent="1cm" style:auto-text-indent="false"/>
      <style:text-properties officeooo:rsid="001acb3b" officeooo:paragraph-rsid="001b2d39"/>
    </style:style>
    <style:style style:name="P28" style:family="paragraph" style:parent-style-name="Standard">
      <style:paragraph-properties fo:margin-left="0cm" fo:margin-right="0cm" fo:text-align="justify" style:justify-single-word="false" fo:text-indent="1cm" style:auto-text-indent="false"/>
      <style:text-properties fo:font-weight="normal" officeooo:paragraph-rsid="001acb3b" style:font-weight-asian="normal" style:font-weight-complex="normal"/>
    </style:style>
    <style:style style:name="P29" style:family="paragraph" style:parent-style-name="Standard">
      <style:paragraph-properties fo:margin-left="0cm" fo:margin-right="0cm" fo:text-align="justify" style:justify-single-word="false" fo:text-indent="1cm" style:auto-text-indent="false"/>
      <style:text-properties fo:font-weight="normal" officeooo:paragraph-rsid="0010f9d5" style:font-weight-asian="normal" style:font-weight-complex="normal"/>
    </style:style>
    <style:style style:name="P30" style:family="paragraph" style:parent-style-name="Standard">
      <style:paragraph-properties fo:margin-left="0cm" fo:margin-right="0cm" fo:text-align="justify" style:justify-single-word="false" fo:text-indent="1cm" style:auto-text-indent="false"/>
      <style:text-properties officeooo:rsid="001b2d39" officeooo:paragraph-rsid="001b2d39"/>
    </style:style>
    <style:style style:name="P31" style:family="paragraph" style:parent-style-name="Standard">
      <style:paragraph-properties fo:margin-left="0cm" fo:margin-right="0cm" fo:text-align="justify" style:justify-single-word="false" fo:text-indent="1cm" style:auto-text-indent="false"/>
      <style:text-properties officeooo:rsid="001dfb69" officeooo:paragraph-rsid="001dfb69"/>
    </style:style>
    <style:style style:name="P32" style:family="paragraph" style:parent-style-name="Standard">
      <style:paragraph-properties fo:margin-left="0cm" fo:margin-right="0cm" fo:text-align="justify" style:justify-single-word="false" fo:text-indent="1cm" style:auto-text-indent="false"/>
      <style:text-properties officeooo:rsid="001f0f9d" officeooo:paragraph-rsid="001f0f9d"/>
    </style:style>
    <style:style style:name="P33" style:family="paragraph" style:parent-style-name="Standard">
      <style:paragraph-properties fo:margin-left="0cm" fo:margin-right="0cm" fo:text-align="justify" style:justify-single-word="false" fo:text-indent="1cm" style:auto-text-indent="false"/>
      <style:text-properties officeooo:rsid="0024b94b" officeooo:paragraph-rsid="0024b94b"/>
    </style:style>
    <style:style style:name="P34" style:family="paragraph" style:parent-style-name="Standard">
      <style:paragraph-properties fo:margin-left="0cm" fo:margin-right="0cm" fo:text-align="justify" style:justify-single-word="false" fo:text-indent="1cm" style:auto-text-indent="false"/>
      <style:text-properties officeooo:rsid="0025708a" officeooo:paragraph-rsid="0025708a"/>
    </style:style>
    <style:style style:name="P35" style:family="paragraph" style:parent-style-name="Standard">
      <style:paragraph-properties fo:margin-left="0cm" fo:margin-right="0cm" fo:text-align="justify" style:justify-single-word="false" fo:text-indent="1cm" style:auto-text-indent="false"/>
      <style:text-properties officeooo:rsid="0026fb22" officeooo:paragraph-rsid="0026fb22"/>
    </style:style>
    <style:style style:name="P36" style:family="paragraph" style:parent-style-name="Standard">
      <style:paragraph-properties fo:margin-left="0cm" fo:margin-right="0cm" fo:text-align="justify" style:justify-single-word="false" fo:text-indent="1cm" style:auto-text-indent="false"/>
      <style:text-properties officeooo:rsid="0029d3ce" officeooo:paragraph-rsid="0029d3ce"/>
    </style:style>
    <style:style style:name="P37" style:family="paragraph" style:parent-style-name="Standard">
      <style:paragraph-properties fo:margin-left="0cm" fo:margin-right="0cm" fo:text-align="justify" style:justify-single-word="false" fo:text-indent="1cm" style:auto-text-indent="false" fo:break-before="page"/>
      <style:text-properties style:text-underline-style="solid" style:text-underline-width="auto" style:text-underline-color="font-color" fo:font-weight="bold" style:font-weight-asian="bold" style:font-weight-complex="bold"/>
    </style:style>
    <style:style style:name="P38" style:family="paragraph" style:parent-style-name="Standard">
      <style:paragraph-properties fo:margin-left="0cm" fo:margin-right="0cm" fo:text-align="justify" style:justify-single-word="false" fo:text-indent="1cm" style:auto-text-indent="false"/>
      <style:text-properties fo:font-style="normal" officeooo:rsid="00282117" officeooo:paragraph-rsid="00282117" style:font-style-asian="normal" style:font-style-complex="normal"/>
    </style:style>
    <style:style style:name="P39" style:family="paragraph" style:parent-style-name="Standard">
      <style:paragraph-properties fo:margin-left="0cm" fo:margin-right="0cm" fo:text-align="justify" style:justify-single-word="false" fo:text-indent="1cm" style:auto-text-indent="false"/>
      <style:text-properties fo:font-style="normal" officeooo:rsid="002b3f1c" officeooo:paragraph-rsid="002b3f1c" style:font-style-asian="normal" style:font-style-complex="normal"/>
    </style:style>
    <style:style style:name="P40" style:family="paragraph" style:parent-style-name="Standard">
      <style:paragraph-properties fo:margin-left="0cm" fo:margin-right="0cm" fo:text-align="justify" style:justify-single-word="false" fo:text-indent="1cm" style:auto-text-indent="false"/>
      <style:text-properties fo:font-style="normal" officeooo:rsid="002d161e" officeooo:paragraph-rsid="002d161e" style:font-style-asian="normal" style:font-style-complex="normal"/>
    </style:style>
    <style:style style:name="P41" style:family="paragraph" style:parent-style-name="Standard">
      <style:paragraph-properties fo:margin-left="0cm" fo:margin-right="0cm" fo:text-align="justify" style:justify-single-word="false" fo:text-indent="1cm" style:auto-text-indent="false"/>
      <style:text-properties fo:font-style="normal" officeooo:rsid="0029d3ce" officeooo:paragraph-rsid="0029d3ce" style:font-style-asian="normal" style:font-style-complex="normal"/>
    </style:style>
    <style:style style:name="P42" style:family="paragraph" style:parent-style-name="Standard">
      <style:paragraph-properties fo:margin-left="0cm" fo:margin-right="0cm" fo:text-align="justify" style:justify-single-word="false" fo:text-indent="1cm" style:auto-text-indent="false"/>
      <style:text-properties officeooo:paragraph-rsid="002d9df1"/>
    </style:style>
    <style:style style:name="P43" style:family="paragraph" style:parent-style-name="Standard">
      <style:paragraph-properties fo:margin-left="0cm" fo:margin-right="0cm" fo:text-align="justify" style:justify-single-word="false" fo:text-indent="1cm" style:auto-text-indent="false"/>
      <style:text-properties officeooo:paragraph-rsid="003229f9"/>
    </style:style>
    <style:style style:name="P44" style:family="paragraph" style:parent-style-name="Standard">
      <style:paragraph-properties fo:margin-left="0cm" fo:margin-right="0cm" fo:text-align="justify" style:justify-single-word="false" fo:text-indent="0cm" style:auto-text-indent="false"/>
      <style:text-properties fo:font-style="normal" officeooo:rsid="002e8f48" officeooo:paragraph-rsid="002e8f48"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37c7e" style:font-style-asian="italic" style:font-style-complex="italic"/>
    </style:style>
    <style:style style:name="T3" style:family="text">
      <style:text-properties fo:font-style="italic" officeooo:rsid="00140fd1" style:font-style-asian="italic" style:font-style-complex="italic"/>
    </style:style>
    <style:style style:name="T4" style:family="text">
      <style:text-properties fo:font-style="italic" officeooo:rsid="00177298" style:font-style-asian="italic" style:font-style-complex="italic"/>
    </style:style>
    <style:style style:name="T5" style:family="text">
      <style:text-properties fo:font-style="italic" officeooo:rsid="00195080" style:font-style-asian="italic" style:font-style-complex="italic"/>
    </style:style>
    <style:style style:name="T6" style:family="text">
      <style:text-properties fo:font-style="italic" officeooo:rsid="003229f9"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dfb69"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37c7e" style:font-style-asian="normal" style:font-style-complex="normal"/>
    </style:style>
    <style:style style:name="T11" style:family="text">
      <style:text-properties fo:font-style="normal" officeooo:rsid="00140fd1" style:font-style-asian="normal" style:font-style-complex="normal"/>
    </style:style>
    <style:style style:name="T12" style:family="text">
      <style:text-properties fo:font-style="normal" officeooo:rsid="001500fd" style:font-style-asian="normal" style:font-style-complex="normal"/>
    </style:style>
    <style:style style:name="T13" style:family="text">
      <style:text-properties fo:font-style="normal" officeooo:rsid="000cacf5" style:font-style-asian="normal" style:font-style-complex="normal"/>
    </style:style>
    <style:style style:name="T14" style:family="text">
      <style:text-properties fo:font-style="normal" officeooo:rsid="0016c1ee" style:font-style-asian="normal" style:font-style-complex="normal"/>
    </style:style>
    <style:style style:name="T15" style:family="text">
      <style:text-properties fo:font-style="normal" officeooo:rsid="00177298" style:font-style-asian="normal" style:font-style-complex="normal"/>
    </style:style>
    <style:style style:name="T16" style:family="text">
      <style:text-properties fo:font-style="normal" officeooo:rsid="00195080" style:font-style-asian="normal" style:font-style-complex="normal"/>
    </style:style>
    <style:style style:name="T17" style:family="text">
      <style:text-properties fo:font-style="normal" officeooo:rsid="001b2d39" style:font-style-asian="normal" style:font-style-complex="normal"/>
    </style:style>
    <style:style style:name="T18" style:family="text">
      <style:text-properties fo:font-style="normal" officeooo:rsid="001bdc9a" style:font-style-asian="normal" style:font-style-complex="normal"/>
    </style:style>
    <style:style style:name="T19" style:family="text">
      <style:text-properties fo:font-style="normal" officeooo:rsid="001d9e04"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1d9e04" style:font-style-asian="normal" style:font-weight-asian="normal" style:font-style-complex="normal" style:font-weight-complex="normal"/>
    </style:style>
    <style:style style:name="T22" style:family="text">
      <style:text-properties fo:font-style="normal" fo:font-weight="normal" officeooo:rsid="001dfb69" style:font-style-asian="normal" style:font-weight-asian="normal" style:font-style-complex="normal" style:font-weight-complex="normal"/>
    </style:style>
    <style:style style:name="T23" style:family="text">
      <style:text-properties fo:font-style="normal" fo:font-weight="normal" officeooo:rsid="0025268a" style:font-style-asian="normal" style:font-weight-asian="normal" style:font-style-complex="normal" style:font-weight-complex="normal"/>
    </style:style>
    <style:style style:name="T24" style:family="text">
      <style:text-properties fo:font-style="normal" fo:font-weight="normal" officeooo:rsid="0025708a"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officeooo:rsid="0010f9d5"/>
    </style:style>
    <style:style style:name="T27" style:family="text">
      <style:text-properties officeooo:rsid="00137c7e"/>
    </style:style>
    <style:style style:name="T28" style:family="text">
      <style:text-properties officeooo:rsid="0016c1ee"/>
    </style:style>
    <style:style style:name="T29" style:family="text">
      <style:text-properties officeooo:rsid="001aca15"/>
    </style:style>
    <style:style style:name="T30" style:family="text">
      <style:text-properties officeooo:rsid="001acb3b"/>
    </style:style>
    <style:style style:name="T31" style:family="text">
      <style:text-properties officeooo:rsid="001d9e04"/>
    </style:style>
    <style:style style:name="T32" style:family="text">
      <style:text-properties officeooo:rsid="001f0f9d"/>
    </style:style>
    <style:style style:name="T33" style:family="text">
      <style:text-properties officeooo:rsid="0020b61a"/>
    </style:style>
    <style:style style:name="T34" style:family="text">
      <style:text-properties officeooo:rsid="0026fb22"/>
    </style:style>
    <style:style style:name="T35" style:family="text">
      <style:text-properties officeooo:rsid="003229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ntroduction</text:p>
      <text:p text:style-name="P44"/>
      <text:p text:style-name="P42">Ce travail de recherche concerne l'étude de la diversité des langues étudiées en TALN. Cette diversité représente un indicateur de ce que Jean Calvet appelle la guerre des langues : les langues ne sont pas seulement un moyen de communication mais aussi une arme dans le conflit des cultures et des nations. Ces dernières définissent ainsi des politiques linguistiques pour étendre l'usage de leur langue, la faire reconnaître comme langue internationale...</text:p>
      <text:p text:style-name="P42">L'informatique est aujourd'hui un outils indispensable pour toute administration, pour tout état, mais aussi pour communiquer (telephones portable, ordiphone). Hors nous constatons que l'histoire de l'informatique s'est écrite principalement en anglais, n'utilisant dans un premier temps que l'alphabet latin et privant ainsi de la possibilité meme d'utiliser des langues non latines : c'est par exemple le cas de nombreux pays Africains. Les différentes langues du monde sont ainsi inégalement dotées et de la même manière que le marché, l'outil informatique et son usage des langues permet de voir les dynamiques à l'oeuvre dans cette guerre que se livrent les langues.</text:p>
      <text:p text:style-name="P43"><text:span text:style-name="T35">Pour cette étude nous reprennons la suite des travaux de Chantal Enguehard et Mathieu Mangeot publiés en Décembre 2014. </text:span><text:span text:style-name="T6">Ad instar</text:span><text:span text:style-name="T35">, n</text:span>ous avons<text:span text:style-name="T35"> </text:span>décidé de nous restreindre aux publications scientifiques dans le domaine du TALN, et plus précisément les travaux retenus par l'ACL - Association for Computational Linguistic - qui est la plus grande association de ce domaine.</text:p>
      <text:p text:style-name="P42">Pour travailler sur ces articles nous sommes partis de l'hypothèse suivante : si un article traite d'une langue alors le nom de cette langue sera écrit au moins une fois dedans. De cette manière, nous allons pour chaque langue, compter le nombre d'article en faisant mention.</text:p>
      <text:p text:style-name="P42">Nous nous intéressons aussi aux paires de langues dans le cadre de corpus comparables, à savoir aux paires de langues citées dans ce contexte. Notre travail prendra aussi en compte l’agrandissement de notre liste de langues à disposition, ainsi que la réduction des bruits autant que faire ce peut. Par bruits, nous entendons tout occurrence d’un nom de langue ne correspondant pas à ce que nous recherchons : une langue citée en référence à une autre étude ("la dernière fois, nous parlions de l’anglais…"), un nom de pays pris pour un nom de langue (comme le Rwanda, pouvant à la fois signifier le pays et sa langue) ou un nom de famille pris pour un nom de langue (Wu est le nom d’une langue mais aussi un nom de famille).</text:p>
      <text:p text:style-name="P1"/>
      <text:p text:style-name="P22">Récupération et mise en place des documents à étudier</text:p>
      <text:p text:style-name="P1"/>
      <text:p text:style-name="P1">Notre premi<text:span text:style-name="T27">ère</text:span> <text:span text:style-name="T27">tâche </text:span>a <text:span text:style-name="T27">été de</text:span> récupérer les documents formant notre corpus.</text:p>
      <text:p text:style-name="P1">Le site source est <text:span text:style-name="T1">aclweb.org/anthology/</text:span>, <text:span text:style-name="T27">le site internet de l’</text:span><text:span text:style-name="T2">Association for Computational Linguistics </text:span><text:span text:style-name="T10">(</text:span><text:span text:style-name="T2">ACL</text:span><text:span text:style-name="T10">). </text:span>Ce site héberge plus de 44000 publications concernant l<text:span text:style-name="T27">a linguistique informatique</text:span> et le traitement du langage naturel. Ces publications sont rassemblés par groupe<text:span text:style-name="T27">s</text:span>. Nous nous intéressons dans un premiers temps à deux de ces groupes : les articles de l'ACL et ceux du LREC <text:span text:style-name="T27">(</text:span><text:span text:style-name="T2">International Conference of Language Resources and Evaluation</text:span><text:span text:style-name="T27">)</text:span>, regroupant au total près de 7000 articles.</text:p>
      <text:p text:style-name="P2">Pour tous les télécharger, nous sommes passés par quelques scripts. Les documents de l'ACL se téléchargent en lançant simplement le script <text:span text:style-name="T1">links_ACL.sh</text:span><text:span text:style-name="T9">, suivi du script </text:span><text:span text:style-name="T1">dl_ACL.sh</text:span><text:span text:style-name="T9">. Les documents du LREC se téléchargent via deux autres scripts nommés similairement et fonctionnant similairement. </text:span><text:span text:style-name="T11">Ces scripts tirent profil de l’organisation du site internet, dont l’ensemble des adresses internet respecte un formatage précis. Par exemple, tous les papiers du groupe ACL sont accessibles via un lien de la forme : </text:span><text:span text:style-name="T3">aclweb.org/anthology/P/P**/</text:span><text:span text:style-name="T11">, où ** correspond à l’année de publication et où le P représente le groupe ACL. Pour les papiers du groupe LREC, il suffit de remplacer le P par un L.</text:span></text:p>
      <text:p text:style-name="P1"><text:span text:style-name="T11">Le</text:span><text:span text:style-name="T9"> script </text:span><text:span text:style-name="T1">links_ACL.sh</text:span><text:span text:style-name="T9"> </text:span><text:span text:style-name="T11">s’</text:span><text:span text:style-name="T12">e</text:span><text:span text:style-name="T11">x</text:span><text:span text:style-name="T12">é</text:span><text:span text:style-name="T11">cute simplement, sans paramètres. A l’exécution, il </text:span><text:span text:style-name="T9">crée un dossier </text:span><text:span text:style-name="T1">ACL/</text:span><text:span text:style-name="T9"> contenant des sous-dossiers numérotés selon les années de publication des articles qu'ils contiendront </text:span><text:span text:style-name="T12">(préfixé d’un P, pour le groupe ACL)</text:span><text:span text:style-name="T9">. A l'issue de </text:span><text:span text:style-name="T11">son </text:span><text:span text:style-name="T9">exécution, chaque sous-</text:span><text:soft-page-break/><text:span text:style-name="T9">dossier contiendra un fichier nommé </text:span><text:span text:style-name="T1">links</text:span><text:span text:style-name="T9"> où sont listées les adresses internet de chaque document à télécharger.</text:span></text:p>
      <text:p text:style-name="P1"><text:span text:style-name="T12">L</text:span><text:span text:style-name="T9">e script </text:span><text:span text:style-name="T1">dl_ACL.sh</text:span><text:span text:style-name="T9"> </text:span><text:span text:style-name="T12">s’exécute à la suite du précédent, dans le même répertoire. A l’exécution, il </text:span><text:span text:style-name="T9">ouvre chaque fichier </text:span><text:span text:style-name="T1">links</text:span><text:span text:style-name="T9"> et lance le téléchargement de tous les documents ciblés par les adresses internet. A l'issue du téléchargement, tous les documents seront présents </text:span><text:span text:style-name="T12">au format pdf </text:span><text:span text:style-name="T9">dans le sous-dossier correspondant à leur année de publication, et dans le dossier correspondant à leur groupe -en l'occurrence ici, le groupe ACL-.</text:span></text:p>
      <text:p text:style-name="P26">Cet ensemble de fichiers pdf constitue donc la base à partir de laquelle nous travaillons.</text:p>
      <text:p text:style-name="P1"/>
      <text:p text:style-name="P22"><text:span text:style-name="T26">1. </text:span>Prétraitement des documents disponibles</text:p>
      <text:p text:style-name="P23"/>
      <text:p text:style-name="P6">1.1 <text:span text:style-name="T29">Les outils de conversion</text:span> des documents pdf</text:p>
      <text:p text:style-name="P23"/>
      <text:p text:style-name="P24"><text:span text:style-name="T28">Notre deuxième tâche était de rendre exploitable par Perl notre ensemble de documents</text:span>, <text:span text:style-name="T28">des fichiers</text:span> au format pdf.</text:p>
      <text:p text:style-name="P3"><text:span text:style-name="T13">Initialement, il s’agissait de les convertir en format textuel basique (format txt) pour simplement en extraire le texte</text:span><text:span text:style-name="T9">. Les conversions en txt donnent des fichiers textes où, globalement, une ligne du </text:span><text:span text:style-name="T15">fichier </text:span><text:span text:style-name="T9">pdf donne une ligne dans le fichier txt. Tout formatage est bien sûr perdu, ce qui </text:span><text:span text:style-name="T15">n’est</text:span><text:span text:style-name="T9"> à </text:span><text:span text:style-name="T15">priori</text:span><text:span text:style-name="T9"> pas un problème. </text:span><text:span text:style-name="T14">Nous verrons par la suite qu’</text:span><text:span text:style-name="T16">il peut être intéressant de récupérer la mise en page, ce qui nous poussera à convertir les documents en fichiers xml</text:span><text:span text:style-name="T14">.</text:span></text:p>
      <text:p text:style-name="P4"><text:span text:style-name="T9">Nous utilisons principalement les outils fournis par </text:span><text:span text:style-name="T1">poppler-utils</text:span><text:span text:style-name="T9">, des outils en ligne de commande utilisant la librairie </text:span><text:span text:style-name="T1">Poppler</text:span><text:span text:style-name="T9">. </text:span><text:span text:style-name="T15">La conversion d’un fichier </text:span><text:span text:style-name="T4">doc.pdf</text:span><text:span text:style-name="T15"> en format txt se fait donc par la ligne de commande "</text:span><text:span text:style-name="T4">pdftotxt doc.pdf"</text:span><text:span text:style-name="T15">, ce qui produit simplement un fichier </text:span><text:span text:style-name="T4">doc.txt</text:span><text:span text:style-name="T15">. </text:span><text:span text:style-name="T16">Quant à une conversion en format xml, elle se fait via la commande "</text:span><text:span text:style-name="T5">pdftohtml -i -s -xml doc.pdf</text:span><text:span text:style-name="T16">".</text:span></text:p>
      <text:p text:style-name="P17">Notons que les logiciels de conversion, lors des tests, affichaient dans le terminal des messages d’erreur ou d’avertissement pour certains fichiers pdf. Parfois le même message pour plusieurs documents d’affilé. Nous n’avons pas encore fait de recherche à ce sujet.</text:p>
      <text:p text:style-name="P11"/>
      <text:p text:style-name="P6">1.2 <text:span text:style-name="T30">L’étude des fichiers convertis</text:span></text:p>
      <text:p text:style-name="P10"/>
      <text:p text:style-name="P27"><text:span text:style-name="T9">Notre troisième tâche était de supprimer de nos documents de</text:span><text:span text:style-name="T17">s</text:span><text:span text:style-name="T9"> possibles </text:span><text:span text:style-name="T17">sources de bruits, en l’occurrence les parties Introduction. En effet, </text:span><text:span text:style-name="T18">ces parties</text:span><text:span text:style-name="T17"> </text:span><text:span text:style-name="T18">ont</text:span><text:span text:style-name="T17"> de fortes chances de contenir des occurrences de langues faisant référence à d’autres publications.</text:span></text:p>
      <text:p text:style-name="P30"><text:span text:style-name="T9">Nous avons alors d’abord créé le script </text:span><text:span text:style-name="T1">RechercheFormat.pl</text:span><text:span text:style-name="T9"> dans un but d’observation. </text:span><text:span text:style-name="T18">Le principe est de rechercher dans notre ensemble de fichiers certains motifs et d’afficher le nombre de fichiers contenant le motif, ou bien les lignes correspondantes, ou d’autres choses selon cas particuliers. </text:span><text:span text:style-name="T19">Il s’exécute via Perl, sans paramètre, et produit divers fichiers contenant des résultats.</text:span></text:p>
      <text:p text:style-name="P5"><text:span text:style-name="T18">Nos premières recherches se faisaient sur les fichiers txt. </text:span><text:span text:style-name="T9">Nous </text:span><text:span text:style-name="T18">commencions</text:span><text:span text:style-name="T9"> par rechercher les lignes ne contenant que le mot Introduction, avec éventuellement un préfixe (numéro, caractère spécial…) et un suffixe (ponctuation…). L’affichage des résultats -</text:span><text:span text:style-name="T18">l</text:span><text:span text:style-name="T9">es lignes sélectionnées par notre recherche- nous indiquait une constance satisfaisante dans les résultats. Un comptage des documents en fonction de la présence d’une ligne Introduction nous donnait un score </text:span><text:span text:style-name="T18">lui aussi</text:span><text:span text:style-name="T9"> satisfaisant, de l’ordre de 90 </text:span><text:span text:style-name="T18">à </text:span><text:span text:style-name="T9">95 % des documents présentant la ligne recherchée. Notons toutefois une disparité entre les "vieux" documents, </text:span><text:span text:style-name="T18">d’</text:span><text:span text:style-name="T9">avant l’an 2000, et les documents "récents", </text:span><text:span text:style-name="T18">d’</text:span><text:span text:style-name="T9">à partir de l’an 2000 : la qualité des documents vieux étant souvent moindre, notre script de recherche y obtenait un moins bon score.</text:span></text:p>
      <text:p text:style-name="P13">Trouver les titres Introduction ne suffit cependant pas à pouvoir enlever les parties Introduction. En effet, une fois le titre trouvé, il faut alors tout supprimer jusqu’à la fin de l’Introduction, c’est à dire jusqu’au titre suivant. <text:span text:style-name="T31">Trouver ce "titre suivant" ne devient possible que si </text:span><text:soft-page-break/><text:span text:style-name="T31">nous avons des informations sur la mise-en-page du fichier. C’est pourquoi nous avons eu recours à la conversion en XML.</text:span></text:p>
      <text:p text:style-name="P5"><text:span text:style-name="T21">A partir des fichiers xml</text:span>, nous pouvons <text:span text:style-name="T31">alors </text:span>récupérer le formatage <text:span text:style-name="T31">xml</text:span> associé aux lignes contenant le titre Introduction (taille d’écriture, …) et rechercher la prochaine ligne ayant le même formatage. <text:span text:style-name="T31">Quasi-systématiquement, il s’agit bien du second titre.</text:span></text:p>
      <text:p text:style-name="P16">La bonne méthode en main, nous pouvons passer à la pratique.</text:p>
      <text:p text:style-name="P12"/>
      <text:p text:style-name="P8">1.3 Nettoyage de nos données</text:p>
      <text:p text:style-name="P12"/>
      <text:p text:style-name="P25"><text:span text:style-name="T9">Une fois satisfait de ce que nous avons obtenu avec </text:span><text:span text:style-name="T1">RechercheFormat.pl</text:span><text:span text:style-name="T9">, nous sommes passés à l’application de nos recherches. Le prétraitement de notre corpus s’est donc fait à partir des fichiers au format </text:span><text:span text:style-name="T1">xml</text:span><text:span text:style-name="T9"> et via trois scripts : </text:span><text:span text:style-name="T1">NettoyageCorpus.pl</text:span><text:span text:style-name="T9">, </text:span><text:span text:style-name="T1">elagage.pl</text:span><text:span text:style-name="T9"> et </text:span><text:span text:style-name="T1">jeconcatene.pl</text:span><text:span text:style-name="T9">.</text:span></text:p>
      <text:p text:style-name="P14"/>
      <text:p text:style-name="P28">Le <text:span text:style-name="T31">premier</text:span>, nettoyageCorpus, a pour rôle de détecter les fichiers dont la conversion de pdf à xml s’est mal passé.</text:p>
      <text:p text:style-name="P5"><text:span text:style-name="T25">Lorsque nous convertissons un document pdf en xml, le fichier obtenu contient une ligne par formatage spécifique. Un formatage spécifique d’un groupe de mots, d’un bloc, comprend sa position verticale et horizontale, sa largeur, sa hauteur et son </text:span><text:span text:style-name="T7">font </text:span><text:span text:style-name="T20">(police d’écriture, taille de police, couleur et id du </text:span><text:span text:style-name="T7">font</text:span><text:span text:style-name="T20">). Intuitivement, une ligne d’un document pdf devrait former un seul groupe de mot, un bloc formant tout une ligne. Bien sûr, lorsque dans cette ligne, un mot possède un formatage spécial (un mot mis en valeur), cela peut couper la ligne en, par exemple, trois blocs. </text:span></text:p>
      <text:p text:style-name="P5"><text:span text:style-name="T20">Dans les faits, il arrive pour certains documents xml obtenus que chaque ligne ne contient que deux ou trois mots du document pdf, parfois même un seul mot découpé en plusieurs lignes, tandis que le document txt équivalent possède bien des lignes propres et complètes. Cela complique grandement le traitement de ces documents, d’où l’idée de les identifier en comptant le nombre de mots par ligne, et de les lister dans un fichier de sorti, judicieusement nommé </text:span><text:span text:style-name="T7">badFiles</text:span><text:span text:style-name="T20">.</text:span></text:p>
      <text:p text:style-name="P5"><text:span text:style-name="T22">Il s’exécute via Perl, sans paramètre. Tout comme pour </text:span><text:span text:style-name="T8">RechercheFormat.pl</text:span><text:span text:style-name="T22">, il faut prendre soin de spécifier dans la variable correspondante l’adresse du répertoire sur lequel on l’exécute. </text:span><text:span text:style-name="T20">A l’exécution sur le groupe des documents de l’ACL, une trentaine de fichiers mal convertis ont été détectés parmi les documents datant du XXIe siècle. Parmi les documents d’avant l’an 2000, la quasi totalité des documents ont été mal converti. Par ailleurs, le script précédent, </text:span><text:span text:style-name="T7">recherche_format.pl</text:span><text:span text:style-name="T20"> n’avait détecté qu’une seule ligne Introduction dans les fichiers xml d’avant l’an 2000.</text:span></text:p>
      <text:p text:style-name="P20"/>
      <text:p text:style-name="P31"><text:span text:style-name="T20">Le second, elagage, applique la méthode de </text:span><text:span text:style-name="T7">RechercheFormat</text:span><text:span text:style-name="T20">.</text:span></text:p>
      <text:p text:style-name="P31"><text:span text:style-name="T20">Il s’exécute via Perl, sans paramètre, sur le répertoire spécifié dans une variable (comme pour les deux autres scripts Perl ci-dessus). Il va chercher les fichiers au format XML et crée à partir de chaque fichier "</text:span><text:span text:style-name="T7">doc.xml</text:span><text:span text:style-name="T20">" un nouveau fichié nommé de la forme "</text:span><text:span text:style-name="T7">doc_traite.txt</text:span><text:span text:style-name="T20">". </text:span><text:span text:style-name="T23">Les nouveaux fichiers créés sont donc débarassés de leurs débuts -jusqu’à la fin des Introduction- mais aussi des parties bibliographiques </text:span><text:span text:style-name="T24">en fin de fichier</text:span><text:span text:style-name="T23">.</text:span></text:p>
      <text:p text:style-name="P21">Ce script effectue bien une sorte de conversion de xml à txt puisqu’il supprime toutes les balises xml présentes.</text:p>
      <text:p text:style-name="P21"/>
      <text:p text:style-name="P32"><text:span text:style-name="T20">Le troisième, jeconcatene, s’exécute à la suite de </text:span><text:span text:style-name="T7">elagage</text:span><text:span text:style-name="T20">. A l’exécution, ce script va chercher tous les fichiers créés par elagage et ajoute leur adresse relative dans un nouveau fichier, </text:span><text:span text:style-name="T7">adresses_textes.txt</text:span><text:span text:style-name="T20">.</text:span></text:p>
      <text:p text:style-name="P21">Ce script s’occupe aussi de supprimer toutes les césures qu’il trouve.</text:p>
      <text:p text:style-name="P12"/>
      <text:p text:style-name="P15"><text:soft-page-break/>À l’issu du prétraitement, nous avons donc <text:span text:style-name="T32">deux ensembles de fichiers possibles : les fichiers txt issus directement de la conversion de pdf à txt, et les fichiers suffixés "_traite.txt" ayant été initialement converti de pdf à xml.</text:span></text:p>
      <text:p text:style-name="P12"/>
      <text:p text:style-name="P19">2. <text:span text:style-name="T33">Mesures sur nos corpus</text:span></text:p>
      <text:p text:style-name="P29"/>
      <text:p text:style-name="P7">2.1 De depouille_v5 à depouille_v6</text:p>
      <text:p text:style-name="P33"/>
      <text:p text:style-name="P33">Nous avons créé une nouvelle version de depouille, reprenant la fonction <text:span text:style-name="T1">lecture</text:span><text:span text:style-name="T9"> et y apportant des modifications.</text:span></text:p>
      <text:p text:style-name="P33"><text:span text:style-name="T9">Cette fonction ne charge plus la liste de langue </text:span><text:span text:style-name="T1">langues3.csv</text:span><text:span text:style-name="T9"> mais </text:span><text:span text:style-name="T1">langues4.csv</text:span><text:span text:style-name="T9">. La version 3 contenait sur chaque ligne un nom de langue, mais aussi sa source (d’où cette langue a été tiré) et parfois quelques informations supplémentaires. Dans la version 4, seuls les noms des langues ont été conservés, et les doublons ont été supprimé.</text:span></text:p>
      <text:p text:style-name="P33"><text:span text:style-name="T9">Un nouveau fichier est créé par cette fonction : le fichier </text:span><text:span text:style-name="T1">counter.csv</text:span><text:span text:style-name="T9"> donne pour chaque langue le nombre de documents dans lesquels elle apparaît.</text:span></text:p>
      <text:p text:style-name="P33">Autre modification : le chargement du fichier texte a été largement simplifié car toutes les étapes de prétraitement -retrait des Introductions et des Bibliographies- se font désormais en amont, à l’extérieur de la fonction.</text:p>
      <text:p text:style-name="P34">Enfin, une donnée supplémentaire est envoyée dans la sortie <text:span text:style-name="T1">trace.txt</text:span><text:span text:style-name="T9">, à savoir les occurrences de termes relatifs aux corpus parallèles.</text:span></text:p>
      <text:p text:style-name="P35"><text:span text:style-name="T9">Cette fonction s’utilise toujours de la même façon, à savoir via le chargement d’un fichier contenant les adresses des documents txt à charger, en l’occurrence </text:span><text:span text:style-name="T1">textes_adresses.txt</text:span><text:span text:style-name="T9">. Nous l’avons lancé sur les deux ensembles de fichiers cités précédemment (corpus entier et corpus élagué) et avons comparé les deux fichiers </text:span><text:span text:style-name="T1">counter.csv</text:span><text:span text:style-name="T9"> obtenus.</text:span></text:p>
      <text:p text:style-name="P38">Deux choses ont été notés, il y a plus de langues détectées dans le corpus entier que dans le corpus élagué (l’anglais : 2000 contre 1700) et plus intriguant certaines langues apparaissent plus souvent dans le corpus élagué que dans le corpus entier.</text:p>
      <text:p text:style-name="P18">Pour de plus amples comparaisons, une nouvelle fonction a été créé.</text:p>
      <text:p text:style-name="P1"/>
      <text:p text:style-name="P9">2.2 Ajout d<text:span text:style-name="T34">e la fonction "etude_comparative"</text:span></text:p>
      <text:p text:style-name="P1"/>
      <text:p text:style-name="P1"/>
      <text:p text:style-name="P36">Cette fonction ouvre le fichier <text:span text:style-name="T1">textes_adresses.txt</text:span><text:span text:style-name="T9"> qui doit respecter une contrainte : il doit contenir les adresses des fichiers suffixés "_traite.txt". A partir de ce fichier, la fonction ouvrira en parallèle les textes prétraités et les textes entiers.</text:span></text:p>
      <text:p text:style-name="P36"><text:span text:style-name="T9">Il repère pour chacun des textes les langues présentes et note dans le fichier </text:span><text:span text:style-name="T1">trace.txt</text:span><text:span text:style-name="T9"> lorsqu’une langue n’est citée que dans l’un des deux textes. De cette manière, nous avons pu observer individuellement les cas -peu nombreux- où une langue n’apparaissait que dans la version élaguée d’un document.</text:span></text:p>
      <text:p text:style-name="P39">De ces analyses nous avons pu faire plusieurs observations intéressante :</text:p>
      <text:p text:style-name="P39">Le convertisseur de pdf à xml se révèle capable de fournir un corpus plus facilement exploitabe, avec des caractères spéciaux en moins et une meilleur distinction des mots dans certains cas, comme lorsqu’un chiffre se trouve en indice derrière un mot ; ce chiffre est alors séparé du mot par un espace, ce qui n’est pas le cas pour les textes issus du convertisseur de pdf à txt.</text:p>
      <text:p text:style-name="P40">Certaines langues se confondent avec des noms de famille</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3:52:27.296682318</meta:creation-date>
    <dc:date>2018-03-23T11:12:11.002718009</dc:date>
    <meta:editing-duration>PT16H32M58S</meta:editing-duration>
    <meta:editing-cycles>40</meta:editing-cycles>
    <meta:generator>LibreOffice/6.0.2.1.0$Linux_X86_64 LibreOffice_project/00m0$Build-1</meta:generator>
    <meta:document-statistic meta:table-count="0" meta:image-count="0" meta:object-count="0" meta:page-count="4" meta:paragraph-count="54" meta:word-count="2241" meta:character-count="14238" meta:non-whitespace-character-count="12050"/>
  </office:meta>
</office:document-meta>
</file>